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4.792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3.131cm"/>
    </style:style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9" table:default-cell-style-name="ce4"/>
        <table:table-column table:style-name="co9" table:default-cell-style-name="ce5"/>
        <table:table-column table:style-name="co10" table:default-cell-style-name="ce3"/>
        <table:table-column table:style-name="co11" table:default-cell-style-name="Default"/>
        <table:table-column table:style-name="co7" table:default-cell-style-name="ce1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>
            <text:p>TXN TYPE</text:p>
          </table:table-cell>
          <table:table-cell table:style-name="ce2" office:value-type="string" calcext:value-type="string">
            <text:p>TXN NO</text:p>
          </table:table-cell>
          <table:table-cell table:style-name="ce2" office:value-type="string" calcext:value-type="string">
            <text:p>TXN DATE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 of Sales</text:p>
          </table:table-cell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Customer Name</text:p>
          </table:table-cell>
          <table:table-cell office:value-type="string" calcext:value-type="string">
            <text:p>Customer Type Name</text:p>
          </table:table-cell>
          <table:table-cell table:style-name="Default" office:value-type="string" calcext:value-type="string">
            <text:p>Customer City</text:p>
          </table:table-cell>
          <table:table-cell table:style-name="Default" office:value-type="string" calcext:value-type="string">
            <text:p>Item code</text:p>
          </table:table-cell>
          <table:table-cell table:style-name="ce1" office:value-type="string" calcext:value-type="string">
            <text:p>Item Name</text:p>
          </table:table-cell>
          <table:table-cell office:value-type="string" calcext:value-type="string">
            <text:p>item brand name</text:p>
          </table:table-cell>
          <table:table-cell office:value-type="string" calcext:value-type="string">
            <text:p>item type name</text:p>
          </table:table-cell>
          <table:table-cell table:style-name="ce1" office:value-type="string" calcext:value-type="string">
            <text:p>item made</text:p>
          </table:table-cell>
          <table:table-cell table:style-name="ce2" office:value-type="string" calcext:value-type="string">
            <text:p>Quantity</text:p>
          </table:table-cell>
          <table:table-cell table:style-name="ce1"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4" calcext:value-type="float">
            <text:p>17391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XLR55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6441716899478" calcext:value-type="float">
            <text:p>6441716899478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10" calcext:value-type="float">
            <text:p>10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5" calcext:value-type="float">
            <text:p>17391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LQR93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Mumbai</text:p>
          </table:table-cell>
          <table:table-cell office:value-type="float" office:value="8441516699478" calcext:value-type="float">
            <text:p>844151669947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9" calcext:value-type="float">
            <text:p>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6" calcext:value-type="float">
            <text:p>17391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BXY1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9442118787430" calcext:value-type="float">
            <text:p>9442118787430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7" calcext:value-type="float">
            <text:p>17391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isha</text:p>
          </table:table-cell>
          <table:table-cell office:value-type="string" calcext:value-type="string">
            <text:p>MZT4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olkata</text:p>
          </table:table-cell>
          <table:table-cell office:value-type="float" office:value="6341416727459" calcext:value-type="float">
            <text:p>6341416727459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2" calcext:value-type="float">
            <text:p>2</text:p>
          </table:table-cell>
          <table:table-cell office:value-type="float" office:value="9000" calcext:value-type="float">
            <text:p>9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18" calcext:value-type="float">
            <text:p>17391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JHR8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8241518766590" calcext:value-type="float">
            <text:p>8241518766590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19" calcext:value-type="float">
            <text:p>17391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QKT5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Hyderabad</text:p>
          </table:table-cell>
          <table:table-cell office:value-type="float" office:value="7341928778412" calcext:value-type="float">
            <text:p>7341928778412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0" calcext:value-type="float">
            <text:p>17392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WP0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7541396729037" calcext:value-type="float">
            <text:p>7541396729037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5" calcext:value-type="float">
            <text:p>5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21" calcext:value-type="float">
            <text:p>17392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HNF61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Ahmedabad</text:p>
          </table:table-cell>
          <table:table-cell office:value-type="float" office:value="6141388290742" calcext:value-type="float">
            <text:p>6141388290742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8" calcext:value-type="float">
            <text:p>8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2" calcext:value-type="float">
            <text:p>17392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PTU34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8941776299350" calcext:value-type="float">
            <text:p>894177629935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9" calcext:value-type="float">
            <text:p>9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3" calcext:value-type="float">
            <text:p>17392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DYS22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9441718896422" calcext:value-type="float">
            <text:p>9441718896422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4" calcext:value-type="float">
            <text:p>17392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FRA71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Surat</text:p>
          </table:table-cell>
          <table:table-cell office:value-type="float" office:value="6341816934710" calcext:value-type="float">
            <text:p>634181693471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7" calcext:value-type="float">
            <text:p>7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5" calcext:value-type="float">
            <text:p>17392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TGV88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andigarh</text:p>
          </table:table-cell>
          <table:table-cell office:value-type="float" office:value="8441506778994" calcext:value-type="float">
            <text:p>8441506778994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6" calcext:value-type="float">
            <text:p>17392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SND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6441728461102" calcext:value-type="float">
            <text:p>644172846110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7" calcext:value-type="float">
            <text:p>17392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ZBW39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Indore</text:p>
          </table:table-cell>
          <table:table-cell office:value-type="float" office:value="7341925638719" calcext:value-type="float">
            <text:p>7341925638719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8" calcext:value-type="float">
            <text:p>17392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WLO03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Bhopal</text:p>
          </table:table-cell>
          <table:table-cell office:value-type="float" office:value="8241620895347" calcext:value-type="float">
            <text:p>8241620895347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29" calcext:value-type="float">
            <text:p>17392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XLR5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Vadodara</text:p>
          </table:table-cell>
          <table:table-cell office:value-type="float" office:value="6441716899479" calcext:value-type="float">
            <text:p>6441716899479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0" calcext:value-type="float">
            <text:p>17393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LQR9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Nagpur</text:p>
          </table:table-cell>
          <table:table-cell office:value-type="float" office:value="8441516699479" calcext:value-type="float">
            <text:p>844151669947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8" calcext:value-type="float">
            <text:p>8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1" calcext:value-type="float">
            <text:p>17393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BXY1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atna</text:p>
          </table:table-cell>
          <table:table-cell office:value-type="float" office:value="9442118787431" calcext:value-type="float">
            <text:p>9442118787431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2" calcext:value-type="float">
            <text:p>17393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MZT4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anpur</text:p>
          </table:table-cell>
          <table:table-cell office:value-type="float" office:value="6341416727460" calcext:value-type="float">
            <text:p>6341416727460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3" calcext:value-type="float">
            <text:p>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3" calcext:value-type="float">
            <text:p>17393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JHR8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8241518766591" calcext:value-type="float">
            <text:p>8241518766591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4" calcext:value-type="float">
            <text:p>4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4" calcext:value-type="float">
            <text:p>17393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QKT57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New Delhi</text:p>
          </table:table-cell>
          <table:table-cell office:value-type="float" office:value="7341928778413" calcext:value-type="float">
            <text:p>7341928778413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5" calcext:value-type="float">
            <text:p>17393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CWP1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7541396729038" calcext:value-type="float">
            <text:p>7541396729038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7" calcext:value-type="float">
            <text:p>7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6" calcext:value-type="float">
            <text:p>17393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isha</text:p>
          </table:table-cell>
          <table:table-cell office:value-type="string" calcext:value-type="string">
            <text:p>HNF62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Bengaluru</text:p>
          </table:table-cell>
          <table:table-cell office:value-type="float" office:value="6141388290743" calcext:value-type="float">
            <text:p>6141388290743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7" calcext:value-type="float">
            <text:p>17393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PTU35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8941776299351" calcext:value-type="float">
            <text:p>894177629935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8" calcext:value-type="float">
            <text:p>8</text:p>
          </table:table-cell>
          <table:table-cell office:value-type="float" office:value="9000" calcext:value-type="float">
            <text:p>9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38" calcext:value-type="float">
            <text:p>17393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DYS2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ennai</text:p>
          </table:table-cell>
          <table:table-cell office:value-type="float" office:value="9441718896423" calcext:value-type="float">
            <text:p>9441718896423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39" calcext:value-type="float">
            <text:p>17393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FRA72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341816934711" calcext:value-type="float">
            <text:p>634181693471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0" calcext:value-type="float">
            <text:p>17394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TGV89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une</text:p>
          </table:table-cell>
          <table:table-cell office:value-type="float" office:value="8441506778995" calcext:value-type="float">
            <text:p>8441506778995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41" calcext:value-type="float">
            <text:p>17394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SND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Ahmedabad</text:p>
          </table:table-cell>
          <table:table-cell office:value-type="float" office:value="6441728461103" calcext:value-type="float">
            <text:p>644172846110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5" calcext:value-type="float">
            <text:p>5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2" calcext:value-type="float">
            <text:p>17394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ZBW40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Jaipur</text:p>
          </table:table-cell>
          <table:table-cell office:value-type="float" office:value="7341925638720" calcext:value-type="float">
            <text:p>7341925638720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11" calcext:value-type="float">
            <text:p>11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3" calcext:value-type="float">
            <text:p>17394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WLO04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Lucknow</text:p>
          </table:table-cell>
          <table:table-cell office:value-type="float" office:value="8241620895348" calcext:value-type="float">
            <text:p>8241620895348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4" calcext:value-type="float">
            <text:p>173944</text:p>
          </table:table-cell>
          <table:table-cell office:value-type="string" calcext:value-type="string">
            <text:p>30-1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XLR57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Surat</text:p>
          </table:table-cell>
          <table:table-cell office:value-type="float" office:value="6441716899480" calcext:value-type="float">
            <text:p>6441716899480</text:p>
          </table:table-cell>
          <table:table-cell office:value-type="string" calcext:value-type="string">
            <text:p>Power Bank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 office:value-type="float" office:value="3" calcext:value-type="float">
            <text:p>3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5" calcext:value-type="float">
            <text:p>173945</text:p>
          </table:table-cell>
          <table:table-cell office:value-type="string" calcext:value-type="string">
            <text:p>14-1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kash</text:p>
          </table:table-cell>
          <table:table-cell office:value-type="string" calcext:value-type="string">
            <text:p>LQR95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Chandigarh</text:p>
          </table:table-cell>
          <table:table-cell office:value-type="float" office:value="8441516699480" calcext:value-type="float">
            <text:p>8441516699480</text:p>
          </table:table-cell>
          <table:table-cell office:value-type="string" calcext:value-type="string">
            <text:p>VR Heads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6" calcext:value-type="float">
            <text:p>173946</text:p>
          </table:table-cell>
          <table:table-cell office:value-type="string" calcext:value-type="string">
            <text:p>01-0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hruti</text:p>
          </table:table-cell>
          <table:table-cell office:value-type="string" calcext:value-type="string">
            <text:p>BXY14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chi</text:p>
          </table:table-cell>
          <table:table-cell office:value-type="float" office:value="9442118787432" calcext:value-type="float">
            <text:p>9442118787432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3" calcext:value-type="float">
            <text:p>3</text:p>
          </table:table-cell>
          <table:table-cell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7" calcext:value-type="float">
            <text:p>173947</text:p>
          </table:table-cell>
          <table:table-cell office:value-type="string" calcext:value-type="string">
            <text:p>03-0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Manish</text:p>
          </table:table-cell>
          <table:table-cell office:value-type="string" calcext:value-type="string">
            <text:p>MZT47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Indore</text:p>
          </table:table-cell>
          <table:table-cell office:value-type="float" office:value="6341416727461" calcext:value-type="float">
            <text:p>6341416727461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8" calcext:value-type="float">
            <text:p>173948</text:p>
          </table:table-cell>
          <table:table-cell office:value-type="string" calcext:value-type="string">
            <text:p>07-03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neha</text:p>
          </table:table-cell>
          <table:table-cell office:value-type="string" calcext:value-type="string">
            <text:p>JHR89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hopal</text:p>
          </table:table-cell>
          <table:table-cell office:value-type="float" office:value="8241518766592" calcext:value-type="float">
            <text:p>8241518766592</text:p>
          </table:table-cell>
          <table:table-cell office:value-type="string" calcext:value-type="string">
            <text:p>Air Purifi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49" calcext:value-type="float">
            <text:p>173949</text:p>
          </table:table-cell>
          <table:table-cell office:value-type="string" calcext:value-type="string">
            <text:p>21-04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Krish</text:p>
          </table:table-cell>
          <table:table-cell office:value-type="string" calcext:value-type="string">
            <text:p>QKT58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Vadodara</text:p>
          </table:table-cell>
          <table:table-cell office:value-type="float" office:value="7341928778414" calcext:value-type="float">
            <text:p>7341928778414</text:p>
          </table:table-cell>
          <table:table-cell office:value-type="string" calcext:value-type="string">
            <text:p>Electric Kettl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Germany</text:p>
          </table:table-cell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0" calcext:value-type="float">
            <text:p>173950</text:p>
          </table:table-cell>
          <table:table-cell office:value-type="string" calcext:value-type="string">
            <text:p>08-05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Deepika</text:p>
          </table:table-cell>
          <table:table-cell office:value-type="string" calcext:value-type="string">
            <text:p>CWP11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gpur</text:p>
          </table:table-cell>
          <table:table-cell office:value-type="float" office:value="7541396729039" calcext:value-type="float">
            <text:p>7541396729039</text:p>
          </table:table-cell>
          <table:table-cell office:value-type="string" calcext:value-type="string">
            <text:p>Hair Dry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aiwan</text:p>
          </table:table-cell>
          <table:table-cell office:value-type="float" office:value="10" calcext:value-type="float">
            <text:p>1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1" calcext:value-type="float">
            <text:p>173951</text:p>
          </table:table-cell>
          <table:table-cell office:value-type="string" calcext:value-type="string">
            <text:p>16-06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ohit</text:p>
          </table:table-cell>
          <table:table-cell office:value-type="string" calcext:value-type="string">
            <text:p>HNF63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Patna</text:p>
          </table:table-cell>
          <table:table-cell office:value-type="float" office:value="6141388290744" calcext:value-type="float">
            <text:p>6141388290744</text:p>
          </table:table-cell>
          <table:table-cell office:value-type="string" calcext:value-type="string">
            <text:p>Coffee M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ingapore</text:p>
          </table:table-cell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2" calcext:value-type="float">
            <text:p>173952</text:p>
          </table:table-cell>
          <table:table-cell office:value-type="string" calcext:value-type="string">
            <text:p>24-07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arav</text:p>
          </table:table-cell>
          <table:table-cell office:value-type="string" calcext:value-type="string">
            <text:p>PTU36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Kanpur</text:p>
          </table:table-cell>
          <table:table-cell office:value-type="float" office:value="8941776299352" calcext:value-type="float">
            <text:p>8941776299352</text:p>
          </table:table-cell>
          <table:table-cell office:value-type="string" calcext:value-type="string">
            <text:p>Microwave Oven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Thailand</text:p>
          </table:table-cell>
          <table:table-cell office:value-type="float" office:value="8" calcext:value-type="float">
            <text:p>8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3" calcext:value-type="float">
            <text:p>173953</text:p>
          </table:table-cell>
          <table:table-cell office:value-type="string" calcext:value-type="string">
            <text:p>09-08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DYS24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ashik</text:p>
          </table:table-cell>
          <table:table-cell office:value-type="float" office:value="9441718896424" calcext:value-type="float">
            <text:p>9441718896424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alaysia</text:p>
          </table:table-cell>
          <table:table-cell office:value-type="float" office:value="7" calcext:value-type="float">
            <text:p>7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4" calcext:value-type="float">
            <text:p>173954</text:p>
          </table:table-cell>
          <table:table-cell office:value-type="string" calcext:value-type="string">
            <text:p>02-01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FRA73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New Delhi</text:p>
          </table:table-cell>
          <table:table-cell office:value-type="float" office:value="6341816934712" calcext:value-type="float">
            <text:p>6341816934712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5" calcext:value-type="float">
            <text:p>173955</text:p>
          </table:table-cell>
          <table:table-cell office:value-type="string" calcext:value-type="string">
            <text:p>04-02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isha</text:p>
          </table:table-cell>
          <table:table-cell office:value-type="string" calcext:value-type="string">
            <text:p>TGV90</text:p>
          </table:table-cell>
          <table:table-cell office:value-type="string" calcext:value-type="string">
            <text:p>Vivaan Gup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Mumbai</text:p>
          </table:table-cell>
          <table:table-cell office:value-type="float" office:value="8441506778996" calcext:value-type="float">
            <text:p>8441506778996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6" calcext:value-type="float">
            <text:p>173956</text:p>
          </table:table-cell>
          <table:table-cell office:value-type="string" calcext:value-type="string">
            <text:p>15-03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SND16</text:p>
          </table:table-cell>
          <table:table-cell office:value-type="string" calcext:value-type="string">
            <text:p>Aditya Kumar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Bengaluru</text:p>
          </table:table-cell>
          <table:table-cell office:value-type="float" office:value="6441728461104" calcext:value-type="float">
            <text:p>6441728461104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Philippines</text:p>
          </table:table-cell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7" calcext:value-type="float">
            <text:p>173957</text:p>
          </table:table-cell>
          <table:table-cell office:value-type="string" calcext:value-type="string">
            <text:p>20-04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Neha</text:p>
          </table:table-cell>
          <table:table-cell office:value-type="string" calcext:value-type="string">
            <text:p>ZBW41</text:p>
          </table:table-cell>
          <table:table-cell office:value-type="string" calcext:value-type="string">
            <text:p>Vihaan Singh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Kolkata</text:p>
          </table:table-cell>
          <table:table-cell office:value-type="float" office:value="7341925638721" calcext:value-type="float">
            <text:p>7341925638721</text:p>
          </table:table-cell>
          <table:table-cell office:value-type="string" calcext:value-type="string">
            <text:p>Smartwatch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Mexico</text:p>
          </table:table-cell>
          <table:table-cell office:value-type="float" office:value="7" calcext:value-type="float">
            <text:p>7</text:p>
          </table:table-cell>
          <table:table-cell office:value-type="float" office:value="9000" calcext:value-type="float">
            <text:p>9000</text:p>
          </table:table-cell>
        </table:table-row>
        <table:table-row table:style-name="ro3">
          <table:table-cell office:value-type="string" calcext:value-type="string">
            <text:p>INV</text:p>
          </table:table-cell>
          <table:table-cell office:value-type="float" office:value="173958" calcext:value-type="float">
            <text:p>173958</text:p>
          </table:table-cell>
          <table:table-cell office:value-type="string" calcext:value-type="string">
            <text:p>25-05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WLO05</text:p>
          </table:table-cell>
          <table:table-cell office:value-type="string" calcext:value-type="string">
            <text:p>Arjun Reddy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Chennai</text:p>
          </table:table-cell>
          <table:table-cell office:value-type="float" office:value="8241620895349" calcext:value-type="float">
            <text:p>8241620895349</text:p>
          </table:table-cell>
          <table:table-cell office:value-type="string" calcext:value-type="string">
            <text:p>Bluetooth Speak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Bangladesh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59" calcext:value-type="float">
            <text:p>173959</text:p>
          </table:table-cell>
          <table:table-cell office:value-type="string" calcext:value-type="string">
            <text:p>10-06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aanvi</text:p>
          </table:table-cell>
          <table:table-cell office:value-type="string" calcext:value-type="string">
            <text:p>XLR58</text:p>
          </table:table-cell>
          <table:table-cell office:value-type="string" calcext:value-type="string">
            <text:p>Reyansh Joshi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Hyderabad</text:p>
          </table:table-cell>
          <table:table-cell office:value-type="float" office:value="6441716899481" calcext:value-type="float">
            <text:p>6441716899481</text:p>
          </table:table-cell>
          <table:table-cell office:value-type="string" calcext:value-type="string">
            <text:p>Wireless Mous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India</text:p>
          </table:table-cell>
          <table:table-cell/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0" calcext:value-type="float">
            <text:p>173960</text:p>
          </table:table-cell>
          <table:table-cell office:value-type="string" calcext:value-type="string">
            <text:p>18-07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Vijay</text:p>
          </table:table-cell>
          <table:table-cell office:value-type="string" calcext:value-type="string">
            <text:p>LQR96</text:p>
          </table:table-cell>
          <table:table-cell office:value-type="string" calcext:value-type="string">
            <text:p>Ayaan Meht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Pune</text:p>
          </table:table-cell>
          <table:table-cell office:value-type="float" office:value="8441516699481" calcext:value-type="float">
            <text:p>844151669948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China</text:p>
          </table:table-cell>
          <table:table-cell office:value-type="float" office:value="4" calcext:value-type="float">
            <text:p>4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INV</text:p>
          </table:table-cell>
          <table:table-cell office:value-type="float" office:value="173961" calcext:value-type="float">
            <text:p>173961</text:p>
          </table:table-cell>
          <table:table-cell office:value-type="string" calcext:value-type="string">
            <text:p>22-08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Simran</text:p>
          </table:table-cell>
          <table:table-cell office:value-type="string" calcext:value-type="string">
            <text:p>BXY15</text:p>
          </table:table-cell>
          <table:table-cell office:value-type="string" calcext:value-type="string">
            <text:p>Dhruv Patel</text:p>
          </table:table-cell>
          <table:table-cell office:value-type="string" calcext:value-type="string">
            <text:p>Traditional_trade</text:p>
          </table:table-cell>
          <table:table-cell office:value-type="string" calcext:value-type="string">
            <text:p>Ahmedabad</text:p>
          </table:table-cell>
          <table:table-cell office:value-type="float" office:value="9442118787433" calcext:value-type="float">
            <text:p>9442118787433</text:p>
          </table:table-cell>
          <table:table-cell office:value-type="string" calcext:value-type="string">
            <text:p>External Hard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Japan</text:p>
          </table:table-cell>
          <table:table-cell office:value-type="float" office:value="5" calcext:value-type="float">
            <text:p>5</text:p>
          </table:table-cell>
          <table:table-cell office:value-type="float" office:value="22000" calcext:value-type="float">
            <text:p>22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2" calcext:value-type="float">
            <text:p>173962</text:p>
          </table:table-cell>
          <table:table-cell office:value-type="string" calcext:value-type="string">
            <text:p>05-09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Ishaan</text:p>
          </table:table-cell>
          <table:table-cell office:value-type="string" calcext:value-type="string">
            <text:p>MZT48</text:p>
          </table:table-cell>
          <table:table-cell office:value-type="string" calcext:value-type="string">
            <text:p>Anaya Verma</text:p>
          </table:table-cell>
          <table:table-cell office:value-type="string" calcext:value-type="string">
            <text:p>Modern_trade</text:p>
          </table:table-cell>
          <table:table-cell office:value-type="string" calcext:value-type="string">
            <text:p>Jaipur</text:p>
          </table:table-cell>
          <table:table-cell office:value-type="float" office:value="6341416727462" calcext:value-type="float">
            <text:p>6341416727462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South Korea</text:p>
          </table:table-cell>
          <table:table-cell office:value-type="float" office:value="3" calcext:value-type="float">
            <text:p>3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173963" calcext:value-type="float">
            <text:p>173963</text:p>
          </table:table-cell>
          <table:table-cell office:value-type="string" calcext:value-type="string">
            <text:p>12-10-2024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Ananya</text:p>
          </table:table-cell>
          <table:table-cell office:value-type="string" calcext:value-type="string">
            <text:p>JHR90</text:p>
          </table:table-cell>
          <table:table-cell office:value-type="string" calcext:value-type="string">
            <text:p>Aarav Sharma</text:p>
          </table:table-cell>
          <table:table-cell office:value-type="string" calcext:value-type="string">
            <text:p>E_commerce</text:p>
          </table:table-cell>
          <table:table-cell office:value-type="string" calcext:value-type="string">
            <text:p>Lucknow</text:p>
          </table:table-cell>
          <table:table-cell office:value-type="float" office:value="8241518766593" calcext:value-type="float">
            <text:p>8241518766593</text:p>
          </table:table-cell>
          <table:table-cell office:value-type="string" calcext:value-type="string">
            <text:p>USB Flash Drive</text:p>
          </table:table-cell>
          <table:table-cell office:value-type="string" calcext:value-type="string">
            <text:p>Electroappliances</text:p>
          </table:table-cell>
          <table:table-cell office:value-type="string" calcext:value-type="string">
            <text:p>hand_held</text:p>
          </table:table-cell>
          <table:table-cell office:value-type="string" calcext:value-type="string">
            <text:p>United States</text:p>
          </table:table-cell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table:style-name="Default" table:number-columns-repeated="8"/>
          <table:table-cell table:style-name="ce3"/>
          <table:table-cell table:style-name="ce5"/>
          <table:table-cell/>
          <table:table-cell table:style-name="Default" table:number-columns-repeated="3"/>
          <table:table-cell/>
        </table:table-row>
        <table:table-row table:style-name="ro1" table:number-rows-repeated="8">
          <table:table-cell/>
          <table:table-cell table:style-name="Default" table:number-columns-repeated="9"/>
          <table:table-cell table:style-name="ce5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 table:style-name="ce5"/>
          <table:table-cell/>
          <table:table-cell table:style-name="Default" table:number-columns-repeated="3"/>
          <table:table-cell/>
        </table:table-row>
        <calcext:conditional-formats>
          <calcext:conditional-format calcext:target-range-address="Sheet1.J2:Sheet1.J51">
            <calcext:color-scale>
              <calcext:color-scale-entry calcext:value="0" calcext:type="minimum" calcext:color="#f08a9e"/>
              <calcext:color-scale-entry calcext:value="50" calcext:type="number" calcext:color="#c3fbfe"/>
              <calcext:color-scale-entry calcext:value="0" calcext:type="maximum" calcext:color="#77de7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8:51:01.044676102</meta:creation-date>
    <meta:generator>LibreOffice/7.3.7.2$Linux_X86_64 LibreOffice_project/30$Build-2</meta:generator>
    <dc:date>2024-11-07T09:59:10.493903727</dc:date>
    <meta:editing-duration>PT35M55S</meta:editing-duration>
    <meta:editing-cycles>7</meta:editing-cycles>
    <meta:document-statistic meta:table-count="1" meta:cell-count="814" meta:object-count="0"/>
  </office:meta>
</office:document-meta>
</file>